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5pt" style:font-size-asian="15pt" style:font-size-complex="15pt"/>
    </style:style>
    <style:style style:name="P2" style:family="paragraph" style:parent-style-name="Standard">
      <style:text-properties style:font-name="serif" fo:font-size="15pt" officeooo:paragraph-rsid="000d9560" style:font-size-asian="15pt" style:font-size-complex="15pt"/>
    </style:style>
    <style:style style:name="P3" style:family="paragraph" style:parent-style-name="Standard">
      <style:text-properties style:font-name="serif" fo:font-size="15pt" fo:background-color="#66ffff" style:font-size-asian="15pt" style:font-size-complex="15pt"/>
    </style:style>
    <style:style style:name="P4" style:family="paragraph" style:parent-style-name="Standard">
      <style:text-properties style:font-name="serif" fo:font-size="15pt" officeooo:rsid="000d9560" officeooo:paragraph-rsid="000d9560" fo:background-color="#ff950e" style:font-size-asian="15pt" style:font-size-complex="1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d9560" fo:background-color="#ffff00" loext:char-shading-value="0"/>
    </style:style>
    <style:style style:name="T4" style:family="text">
      <style:text-properties officeooo:rsid="000f0671" fo:background-color="#ffff00" loext:char-shading-value="0"/>
    </style:style>
    <style:style style:name="T5" style:family="text">
      <style:text-properties fo:background-color="#ffffff"/>
    </style:style>
    <style:style style:name="T6" style:family="text">
      <style:text-properties officeooo:rsid="000d9560"/>
    </style:style>
    <style:style style:name="T7" style:family="text">
      <style:text-properties officeooo:rsid="000d9560" fo:background-color="#ffffff"/>
    </style:style>
    <style:style style:name="T8" style:family="text">
      <style:text-properties fo:background-color="#66ffff" loext:char-shading-value="0"/>
    </style:style>
    <style:style style:name="T9" style:family="text">
      <style:text-properties fo:background-color="#66ffff" loext:char-shading-value="0"/>
    </style:style>
    <style:style style:name="T10" style:family="text">
      <style:text-properties officeooo:rsid="000d9560" fo:background-color="#66ffff" loext:char-shading-value="0"/>
    </style:style>
    <style:style style:name="T11" style:family="text">
      <style:text-properties fo:background-color="#ff950e" loext:char-shading-value="0"/>
    </style:style>
    <style:style style:name="T12" style:family="text">
      <style:text-properties fo:background-color="#ff950e" loext:char-shading-value="0"/>
    </style:style>
    <style:style style:name="T13" style:family="text">
      <style:text-properties fo:color="#800000" officeooo:rsid="000f0671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floricultura deseja informatizar suas </text:p>
      <text:p text:style-name="P1">operações. Inicialmente, deseja manter um </text:p>
      <text:p text:style-name="P1">cadastro de todos os seus <text:span text:style-name="T2">clientes</text:span>, mantendo </text:p>
      <text:p text:style-name="P1">informações como: <text:span text:style-name="T2">RG, nome, telefone e </text:span></text:p>
      <text:p text:style-name="P1"><text:span text:style-name="T2">endereço</text:span>. Deseja também manter um cadastro </text:p>
      <text:p text:style-name="P1">contendo informações sobre os <text:span text:style-name="T9">produtos</text:span> que </text:p>
      <text:p text:style-name="P1">vende, tais como: <text:span text:style-name="T9">nome do produto, tipo (flor, </text:span></text:p>
      <text:p text:style-name="P3">vaso, planta,...), preço e quantidade em estoque. </text:p>
      <text:p text:style-name="P1">Quando um cliente faz uma <text:span text:style-name="T12">compra</text:span>, a mesma é </text:p>
      <text:p text:style-name="P1">armazenada, mantendo informação sobre o </text:p>
      <text:p text:style-name="P1"><text:span text:style-name="T12">cliente</text:span> que fez a compra, a <text:span text:style-name="T12">data da compra</text:span>, o </text:p>
      <text:p text:style-name="P1"><text:span text:style-name="T12">valor total</text:span> e os <text:span text:style-name="T12">produtos comprados</text:span>.</text:p>
      <text:p text:style-name="P1"/>
      <text:p text:style-name="P2"><text:span text:style-name="T3">Clientes = (</text:span><text:span text:style-name="T13">codigo</text:span><text:span text:style-name="T4">, </text:span><text:span text:style-name="T3">RG, nome, telefone e endereço) </text:span></text:p>
      <text:p text:style-name="P2"><text:span text:style-name="T10">produtos = <text:s/>(nome do produto, tipo, preço e quantidade em estoque)</text:span></text:p>
      <text:p text:style-name="P4">compra = cliente, data da compra, valor total, produtos comprad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67cm" fo:margin-right="2.0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38:28.425824455</meta:creation-date>
    <dc:date>2018-08-27T22:30:21.630320254</dc:date>
    <meta:editing-duration>PT22M10S</meta:editing-duration>
    <meta:editing-cycles>1</meta:editing-cycles>
    <meta:document-statistic meta:table-count="0" meta:image-count="0" meta:object-count="0" meta:page-count="1" meta:paragraph-count="15" meta:word-count="109" meta:character-count="700" meta:non-whitespace-character-count="592"/>
    <meta:generator>LibreOffice/5.1.6.2$Linux_X86_64 LibreOffice_project/10m0$Build-2</meta:generator>
  </office:meta>
</office:document-meta>
</file>